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5" calcext:value-type="date">
            <text:p>25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E Arzt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 table:number-rows-repeated="3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.00.0000</text:date>, <text:time style:data-style-name="N2" text:time-value="14:48:21.0411391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22T16:32:48.850841341</dc:date>
    <meta:editing-duration>PT13H7M9S</meta:editing-duration>
    <meta:editing-cycles>98</meta:editing-cycles>
    <meta:document-statistic meta:table-count="1" meta:cell-count="58" meta:object-count="0"/>
  </office:meta>
</office:document-meta>
</file>